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</office:font-face-decls>
  <office:automatic-styles>
    <style:style style:name="P1" style:parent-style-name="Título2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color="#006666"/>
    </style:style>
    <style:style style:name="T3" style:parent-style-name="Fuentedepárrafopredeter." style:family="text">
      <style:text-properties fo:color="#006666"/>
    </style:style>
    <style:style style:name="T4" style:parent-style-name="Fuentedepárrafopredeter." style:family="text">
      <style:text-properties fo:color="#000000"/>
    </style:style>
    <style:style style:name="T5" style:parent-style-name="Fuentedepárrafopredeter." style:family="text">
      <style:text-properties fo:color="#006666"/>
    </style:style>
    <style:style style:name="T6" style:parent-style-name="Fuentedepárrafopredeter." style:family="text">
      <style:text-properties fo:color="#000000"/>
    </style:style>
    <style:style style:name="T7" style:parent-style-name="Fuentedepárrafopredeter." style:family="text">
      <style:text-properties fo:color="#006666"/>
    </style:style>
    <style:style style:name="T8" style:parent-style-name="Fuentedepárrafopredeter." style:family="text">
      <style:text-properties fo:color="#000000"/>
    </style:style>
    <style:style style:name="T9" style:parent-style-name="Fuentedepárrafopredeter." style:family="text">
      <style:text-properties fo:color="#006666"/>
    </style:style>
    <style:style style:name="T10" style:parent-style-name="Fuentedepárrafopredeter." style:family="text">
      <style:text-properties fo:color="#006666"/>
    </style:style>
    <style:style style:name="T11" style:parent-style-name="Fuentedepárrafopredeter." style:family="text">
      <style:text-properties fo:color="#000000"/>
    </style:style>
    <style:style style:name="T12" style:parent-style-name="Fuentedepárrafopredeter." style:family="text">
      <style:text-properties fo:color="#006666"/>
    </style:style>
    <style:style style:name="T13" style:parent-style-name="Fuentedepárrafopredeter." style:family="text">
      <style:text-properties fo:color="#000000"/>
    </style:style>
    <style:style style:name="T14" style:parent-style-name="Fuentedepárrafopredeter." style:family="text">
      <style:text-properties fo:color="#006666"/>
    </style:style>
    <style:style style:name="T15" style:parent-style-name="Fuentedepárrafopredeter." style:family="text">
      <style:text-properties fo:color="#000000"/>
    </style:style>
    <style:style style:name="T16" style:parent-style-name="Fuentedepárrafopredeter." style:family="text">
      <style:text-properties fo:color="#006666"/>
    </style:style>
    <style:style style:name="T17" style:parent-style-name="Fuentedepárrafopredeter." style:family="text">
      <style:text-properties fo:color="#000000"/>
    </style:style>
    <style:style style:name="T18" style:parent-style-name="Fuentedepárrafopredeter." style:family="text">
      <style:text-properties fo:color="#006666"/>
    </style:style>
    <style:style style:name="T19" style:parent-style-name="Fuentedepárrafopredeter." style:family="text">
      <style:text-properties fo:color="#000000"/>
    </style:style>
    <style:style style:name="T20" style:parent-style-name="Fuentedepárrafopredeter." style:family="text">
      <style:text-properties fo:color="#000000"/>
    </style:style>
    <style:style style:name="T21" style:parent-style-name="Fuentedepárrafopredeter." style:family="text">
      <style:text-properties fo:color="#006666"/>
    </style:style>
    <style:style style:name="T22" style:parent-style-name="Fuentedepárrafopredeter." style:family="text">
      <style:text-properties fo:color="#000000"/>
    </style:style>
    <style:style style:name="T23" style:parent-style-name="Fuentedepárrafopredeter." style:family="text">
      <style:text-properties fo:color="#006666"/>
    </style:style>
    <style:style style:name="T24" style:parent-style-name="Fuentedepárrafopredeter." style:family="text">
      <style:text-properties fo:color="#000000"/>
    </style:style>
    <style:style style:name="T25" style:parent-style-name="Fuentedepárrafopredeter." style:family="text">
      <style:text-properties fo:color="#006666"/>
    </style:style>
    <style:style style:name="T26" style:parent-style-name="Fuentedepárrafopredeter." style:family="text">
      <style:text-properties fo:color="#000000"/>
    </style:style>
    <style:style style:name="T27" style:parent-style-name="Fuentedepárrafopredeter." style:family="text">
      <style:text-properties fo:color="#006666"/>
    </style:style>
    <style:style style:name="T28" style:parent-style-name="Fuentedepárrafopredeter." style:family="text">
      <style:text-properties fo:color="#006666"/>
    </style:style>
    <style:style style:name="T29" style:parent-style-name="Fuentedepárrafopredeter." style:family="text">
      <style:text-properties fo:color="#000000"/>
    </style:style>
    <style:style style:name="T30" style:parent-style-name="Fuentedepárrafopredeter." style:family="text">
      <style:text-properties fo:color="#006666"/>
    </style:style>
    <style:style style:name="T31" style:parent-style-name="Fuentedepárrafopredeter." style:family="text">
      <style:text-properties fo:color="#000000"/>
    </style:style>
    <style:style style:name="T32" style:parent-style-name="Fuentedepárrafopredeter." style:family="text">
      <style:text-properties fo:color="#006666"/>
    </style:style>
    <style:style style:name="T33" style:parent-style-name="Fuentedepárrafopredeter." style:family="text">
      <style:text-properties fo:color="#000000"/>
    </style:style>
    <style:style style:name="T34" style:parent-style-name="Fuentedepárrafopredeter." style:family="text">
      <style:text-properties fo:color="#006666"/>
    </style:style>
    <style:style style:name="T35" style:parent-style-name="Fuentedepárrafopredeter." style:family="text">
      <style:text-properties fo:color="#000000"/>
    </style:style>
    <style:style style:name="T36" style:parent-style-name="Fuentedepárrafopredeter." style:family="text">
      <style:text-properties fo:color="#006666"/>
    </style:style>
    <style:style style:name="T37" style:parent-style-name="Fuentedepárrafopredeter." style:family="text">
      <style:text-properties fo:color="#006666"/>
    </style:style>
    <style:style style:name="T38" style:parent-style-name="Fuentedepárrafopredeter." style:family="text">
      <style:text-properties fo:color="#000000"/>
    </style:style>
    <style:style style:name="T39" style:parent-style-name="Fuentedepárrafopredeter." style:family="text">
      <style:text-properties fo:color="#006666"/>
    </style:style>
    <style:style style:name="T40" style:parent-style-name="Fuentedepárrafopredeter." style:family="text">
      <style:text-properties fo:color="#000000"/>
    </style:style>
    <style:style style:name="T41" style:parent-style-name="Fuentedepárrafopredeter." style:family="text">
      <style:text-properties fo:color="#006666"/>
    </style:style>
    <style:style style:name="T42" style:parent-style-name="Fuentedepárrafopredeter." style:family="text">
      <style:text-properties fo:color="#000000"/>
    </style:style>
    <style:style style:name="T43" style:parent-style-name="Fuentedepárrafopredeter." style:family="text">
      <style:text-properties fo:color="#006666" fo:language="pt" fo:country="PT"/>
    </style:style>
    <style:style style:name="T44" style:parent-style-name="Fuentedepárrafopredeter." style:family="text">
      <style:text-properties fo:color="#000000" fo:language="pt" fo:country="PT"/>
    </style:style>
    <style:style style:name="T45" style:parent-style-name="Fuentedepárrafopredeter." style:family="text">
      <style:text-properties fo:color="#006666" fo:language="pt" fo:country="PT"/>
    </style:style>
    <style:style style:name="T46" style:parent-style-name="Fuentedepárrafopredeter." style:family="text">
      <style:text-properties fo:color="#000000" fo:language="pt" fo:country="PT"/>
    </style:style>
    <style:style style:name="P47" style:parent-style-name="Standard" style:family="paragraph">
      <style:text-properties fo:color="#ED7D31"/>
    </style:style>
    <style:style style:name="T48" style:parent-style-name="Fuentedepárrafopredeter." style:family="text">
      <style:text-properties fo:color="#006666"/>
    </style:style>
    <style:style style:name="T49" style:parent-style-name="Fuentedepárrafopredeter." style:family="text">
      <style:text-properties fo:color="#000000"/>
    </style:style>
    <style:style style:name="T50" style:parent-style-name="Fuentedepárrafopredeter." style:family="text">
      <style:text-properties fo:color="#006666"/>
    </style:style>
    <style:style style:name="P51" style:parent-style-name="Standard" style:family="paragraph">
      <style:text-properties fo:color="#006666"/>
    </style:style>
    <style:style style:name="P52" style:parent-style-name="Standard" style:family="paragraph">
      <style:text-properties fo:color="#006666"/>
    </style:style>
    <style:style style:name="T53" style:parent-style-name="Fuentedepárrafopredeter." style:family="text">
      <style:text-properties fo:color="#006666"/>
    </style:style>
    <style:style style:name="T54" style:parent-style-name="Fuentedepárrafopredeter." style:family="text">
      <style:text-properties fo:color="#006666"/>
    </style:style>
    <style:style style:name="T55" style:parent-style-name="Fuentedepárrafopredeter." style:family="text">
      <style:text-properties fo:color="#006666"/>
    </style:style>
    <style:style style:name="T56" style:parent-style-name="Fuentedepárrafopredeter." style:family="text">
      <style:text-properties fo:color="#000000"/>
    </style:style>
    <style:style style:name="T57" style:parent-style-name="Fuentedepárrafopredeter." style:family="text">
      <style:text-properties fo:color="#006666"/>
    </style:style>
    <style:style style:name="T58" style:parent-style-name="Fuentedepárrafopredeter." style:family="text">
      <style:text-properties fo:color="#006666"/>
    </style:style>
    <style:style style:name="T59" style:parent-style-name="Fuentedepárrafopredeter." style:family="text">
      <style:text-properties fo:color="#006666"/>
    </style:style>
    <style:style style:name="T60" style:parent-style-name="Fuentedepárrafopredeter." style:family="text">
      <style:text-properties fo:color="#006666"/>
    </style:style>
    <style:style style:name="P61" style:parent-style-name="Standard" style:family="paragraph">
      <style:text-properties fo:color="#006666"/>
    </style:style>
    <style:style style:name="T62" style:parent-style-name="Fuentedepárrafopredeter." style:family="text">
      <style:text-properties fo:color="#006666"/>
    </style:style>
    <style:style style:name="T63" style:parent-style-name="Fuentedepárrafopredeter." style:family="text">
      <style:text-properties fo:color="#000000"/>
    </style:style>
    <style:style style:name="T64" style:parent-style-name="Fuentedepárrafopredeter." style:family="text">
      <style:text-properties fo:color="#006666"/>
    </style:style>
    <style:style style:name="T65" style:parent-style-name="Fuentedepárrafopredeter." style:family="text">
      <style:text-properties fo:color="#000000"/>
    </style:style>
    <style:style style:name="T66" style:parent-style-name="Fuentedepárrafopredeter." style:family="text">
      <style:text-properties fo:color="#006666"/>
    </style:style>
    <style:style style:name="P67" style:parent-style-name="Standard" style:family="paragraph">
      <style:text-properties fo:color="#ED7D31"/>
    </style:style>
    <style:style style:name="T68" style:parent-style-name="Fuentedepárrafopredeter." style:family="text">
      <style:text-properties fo:color="#006666"/>
    </style:style>
    <style:style style:name="T69" style:parent-style-name="Fuentedepárrafopredeter." style:family="text">
      <style:text-properties fo:color="#000000"/>
    </style:style>
    <style:style style:name="T70" style:parent-style-name="Fuentedepárrafopredeter." style:family="text">
      <style:text-properties fo:color="#006666"/>
    </style:style>
    <style:style style:name="T71" style:parent-style-name="Fuentedepárrafopredeter." style:family="text">
      <style:text-properties fo:color="#006666"/>
    </style:style>
    <style:style style:name="T72" style:parent-style-name="Fuentedepárrafopredeter." style:family="text">
      <style:text-properties fo:color="#006666"/>
    </style:style>
    <style:style style:name="T73" style:parent-style-name="Fuentedepárrafopredeter." style:family="text">
      <style:text-properties fo:color="#006666"/>
    </style:style>
    <style:style style:name="T74" style:parent-style-name="Fuentedepárrafopredeter." style:family="text">
      <style:text-properties fo:color="#008080"/>
    </style:style>
    <style:style style:name="T75" style:parent-style-name="Fuentedepárrafopredeter." style:family="text">
      <style:text-properties fo:color="#000000"/>
    </style:style>
    <style:style style:name="T76" style:parent-style-name="Fuentedepárrafopredeter." style:family="text">
      <style:text-properties fo:color="#008080"/>
    </style:style>
    <style:style style:name="T77" style:parent-style-name="Fuentedepárrafopredeter." style:family="text">
      <style:text-properties fo:color="#008080"/>
    </style:style>
    <style:style style:name="T78" style:parent-style-name="Fuentedepárrafopredeter." style:family="text">
      <style:text-properties fo:color="#008080"/>
    </style:style>
    <style:style style:name="T79" style:parent-style-name="Fuentedepárrafopredeter." style:family="text">
      <style:text-properties fo:color="#008080"/>
    </style:style>
    <style:style style:name="P80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81" style:parent-style-name="Fuentedepárrafopredeter." style:family="text">
      <style:text-properties fo:color="#008080"/>
    </style:style>
    <style:style style:name="P82" style:parent-style-name="Standard" style:family="paragraph">
      <style:paragraph-properties>
        <style:tab-stops>
          <style:tab-stop style:type="left" style:position="1.7395in"/>
        </style:tab-stops>
      </style:paragraph-properties>
      <style:text-properties fo:color="#ED7D31"/>
    </style:style>
    <style:style style:name="P83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84" style:parent-style-name="Fuentedepárrafopredeter." style:family="text">
      <style:text-properties fo:color="#008080"/>
    </style:style>
    <style:style style:name="P85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86" style:parent-style-name="Fuentedepárrafopredeter." style:family="text">
      <style:text-properties fo:color="#008080"/>
    </style:style>
    <style:style style:name="P87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88" style:parent-style-name="Fuentedepárrafopredeter." style:family="text">
      <style:text-properties fo:color="#008080"/>
    </style:style>
    <style:style style:name="P89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90" style:parent-style-name="Fuentedepárrafopredeter." style:family="text">
      <style:text-properties fo:color="#008080"/>
    </style:style>
    <style:style style:name="P91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92" style:parent-style-name="Fuentedepárrafopredeter." style:family="text">
      <style:text-properties fo:color="#008080"/>
    </style:style>
    <style:style style:name="P93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94" style:parent-style-name="Fuentedepárrafopredeter." style:family="text">
      <style:text-properties fo:color="#008080"/>
    </style:style>
    <style:style style:name="P95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96" style:parent-style-name="Fuentedepárrafopredeter." style:family="text">
      <style:text-properties fo:color="#008080"/>
    </style:style>
    <style:style style:name="P97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98" style:parent-style-name="Fuentedepárrafopredeter." style:family="text">
      <style:text-properties fo:color="#008080"/>
    </style:style>
    <style:style style:name="P99" style:parent-style-name="Standard" style:family="paragraph">
      <style:paragraph-properties>
        <style:tab-stops>
          <style:tab-stop style:type="left" style:position="1.7395in"/>
        </style:tab-stops>
      </style:paragraph-properties>
      <style:text-properties fo:color="#ED7D31"/>
    </style:style>
    <style:style style:name="P100" style:parent-style-name="Standard" style:family="paragraph">
      <style:paragraph-properties>
        <style:tab-stops>
          <style:tab-stop style:type="left" style:position="1.7395in"/>
        </style:tab-stops>
      </style:paragraph-properties>
      <style:text-properties fo:color="#008080"/>
    </style:style>
    <style:style style:name="P101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102" style:parent-style-name="Fuentedepárrafopredeter." style:family="text">
      <style:text-properties fo:color="#008080"/>
    </style:style>
    <style:style style:name="T103" style:parent-style-name="Fuentedepárrafopredeter." style:family="text">
      <style:text-properties fo:color="#000000"/>
    </style:style>
    <style:style style:name="P104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105" style:parent-style-name="Fuentedepárrafopredeter." style:family="text">
      <style:text-properties fo:color="#008080"/>
    </style:style>
    <style:style style:name="T106" style:parent-style-name="Fuentedepárrafopredeter." style:family="text">
      <style:text-properties fo:color="#008080"/>
    </style:style>
    <style:style style:name="P107" style:parent-style-name="Standard" style:family="paragraph">
      <style:paragraph-properties>
        <style:tab-stops>
          <style:tab-stop style:type="left" style:position="1.7395in"/>
        </style:tab-stops>
      </style:paragraph-properties>
      <style:text-properties fo:color="#ED7D31"/>
    </style:style>
    <style:style style:name="P108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109" style:parent-style-name="Fuentedepárrafopredeter." style:family="text">
      <style:text-properties fo:color="#008080"/>
    </style:style>
    <style:style style:name="T110" style:parent-style-name="Fuentedepárrafopredeter." style:family="text">
      <style:text-properties fo:color="#000000"/>
    </style:style>
    <style:style style:name="P111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112" style:parent-style-name="Fuentedepárrafopredeter." style:family="text">
      <style:text-properties fo:color="#008080"/>
    </style:style>
    <style:style style:name="P113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114" style:parent-style-name="Fuentedepárrafopredeter." style:family="text">
      <style:text-properties fo:color="#008080"/>
    </style:style>
    <style:style style:name="P115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116" style:parent-style-name="Fuentedepárrafopredeter." style:family="text">
      <style:text-properties fo:color="#008080"/>
    </style:style>
    <style:style style:name="T117" style:parent-style-name="Fuentedepárrafopredeter." style:family="text">
      <style:text-properties fo:color="#008080"/>
    </style:style>
    <style:style style:name="P118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119" style:parent-style-name="Fuentedepárrafopredeter." style:family="text">
      <style:text-properties fo:color="#008080"/>
    </style:style>
    <style:style style:name="P120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121" style:parent-style-name="Fuentedepárrafopredeter." style:family="text">
      <style:text-properties fo:color="#008080"/>
    </style:style>
    <style:style style:name="P122" style:parent-style-name="Standard" style:family="paragraph">
      <style:paragraph-properties>
        <style:tab-stops>
          <style:tab-stop style:type="left" style:position="1.7395in"/>
        </style:tab-stops>
      </style:paragraph-properties>
      <style:text-properties fo:color="#ED7D31"/>
    </style:style>
    <style:style style:name="P123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124" style:parent-style-name="Fuentedepárrafopredeter." style:family="text">
      <style:text-properties fo:color="#008080"/>
    </style:style>
    <style:style style:name="T125" style:parent-style-name="Fuentedepárrafopredeter." style:family="text">
      <style:text-properties fo:color="#008080"/>
    </style:style>
    <style:style style:name="P126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127" style:parent-style-name="Fuentedepárrafopredeter." style:family="text">
      <style:text-properties fo:color="#008080"/>
    </style:style>
    <style:style style:name="T128" style:parent-style-name="Fuentedepárrafopredeter." style:family="text">
      <style:text-properties fo:color="#000000"/>
    </style:style>
    <style:style style:name="P129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130" style:parent-style-name="Fuentedepárrafopredeter." style:family="text">
      <style:text-properties fo:color="#008080"/>
    </style:style>
    <style:style style:name="P131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132" style:parent-style-name="Fuentedepárrafopredeter." style:family="text">
      <style:text-properties fo:color="#008080"/>
    </style:style>
    <style:style style:name="P133" style:parent-style-name="Standard" style:family="paragraph">
      <style:paragraph-properties>
        <style:tab-stops>
          <style:tab-stop style:type="left" style:position="1.7395in"/>
        </style:tab-stops>
      </style:paragraph-properties>
    </style:style>
    <style:style style:name="T134" style:parent-style-name="Fuentedepárrafopredeter." style:family="text">
      <style:text-properties fo:color="#008080"/>
    </style:style>
    <style:style style:name="P135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36" style:parent-style-name="Fuentedepárrafopredeter." style:family="text">
      <style:text-properties fo:color="#008080"/>
    </style:style>
    <style:style style:name="P137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38" style:parent-style-name="Fuentedepárrafopredeter." style:family="text">
      <style:text-properties fo:color="#008080"/>
    </style:style>
    <style:style style:name="P139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40" style:parent-style-name="Fuentedepárrafopredeter." style:family="text">
      <style:text-properties fo:color="#008080"/>
    </style:style>
    <style:style style:name="P141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42" style:parent-style-name="Fuentedepárrafopredeter." style:family="text">
      <style:text-properties fo:color="#008080"/>
    </style:style>
    <style:style style:name="T143" style:parent-style-name="Fuentedepárrafopredeter." style:family="text">
      <style:text-properties fo:color="#000000"/>
    </style:style>
    <style:style style:name="P144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45" style:parent-style-name="Fuentedepárrafopredeter." style:family="text">
      <style:text-properties fo:color="#008080"/>
    </style:style>
    <style:style style:name="T146" style:parent-style-name="Fuentedepárrafopredeter." style:family="text">
      <style:text-properties fo:color="#008080"/>
    </style:style>
    <style:style style:name="T147" style:parent-style-name="Fuentedepárrafopredeter." style:family="text">
      <style:text-properties fo:color="#000000"/>
    </style:style>
    <style:style style:name="P148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  <style:text-properties fo:color="#ED7D31"/>
    </style:style>
    <style:style style:name="P149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  <style:text-properties fo:color="#000000"/>
    </style:style>
    <style:style style:name="P150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  <style:text-properties fo:color="#008080"/>
    </style:style>
    <style:style style:name="P151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  <style:text-properties fo:color="#008080"/>
    </style:style>
    <style:style style:name="P152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53" style:parent-style-name="Fuentedepárrafopredeter." style:family="text">
      <style:text-properties fo:color="#000000"/>
    </style:style>
    <style:style style:name="T154" style:parent-style-name="Fuentedepárrafopredeter." style:family="text">
      <style:text-properties fo:color="#008080"/>
    </style:style>
    <style:style style:name="P155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  <style:text-properties fo:color="#008080"/>
    </style:style>
    <style:style style:name="P156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  <style:text-properties fo:color="#000000"/>
    </style:style>
    <style:style style:name="P157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  <style:text-properties fo:color="#008080"/>
    </style:style>
    <style:style style:name="P158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  <style:text-properties fo:color="#008080"/>
    </style:style>
    <style:style style:name="P159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60" style:parent-style-name="Fuentedepárrafopredeter." style:family="text">
      <style:text-properties fo:color="#000000"/>
    </style:style>
    <style:style style:name="T161" style:parent-style-name="Fuentedepárrafopredeter." style:family="text">
      <style:text-properties fo:color="#008080"/>
    </style:style>
    <style:style style:name="P162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  <style:text-properties fo:color="#000000"/>
    </style:style>
    <style:style style:name="P163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  <style:text-properties fo:color="#ED7D31"/>
    </style:style>
    <style:style style:name="P164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  <style:text-properties fo:color="#000000"/>
    </style:style>
    <style:style style:name="P165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66" style:parent-style-name="Fuentedepárrafopredeter." style:family="text">
      <style:text-properties fo:color="#008080"/>
    </style:style>
    <style:style style:name="T167" style:parent-style-name="Fuentedepárrafopredeter." style:family="text">
      <style:text-properties fo:color="#000000"/>
    </style:style>
    <style:style style:name="P168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69" style:parent-style-name="Fuentedepárrafopredeter." style:family="text">
      <style:text-properties fo:color="#008080"/>
    </style:style>
    <style:style style:name="P170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71" style:parent-style-name="Fuentedepárrafopredeter." style:family="text">
      <style:text-properties fo:color="#008080"/>
    </style:style>
    <style:style style:name="T172" style:parent-style-name="Fuentedepárrafopredeter." style:family="text">
      <style:text-properties fo:color="#008080"/>
    </style:style>
    <style:style style:name="P173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74" style:parent-style-name="Fuentedepárrafopredeter." style:family="text">
      <style:text-properties fo:color="#008080"/>
    </style:style>
    <style:style style:name="T175" style:parent-style-name="Hipervínculo" style:family="text">
      <style:text-properties fo:color="#008080"/>
    </style:style>
    <style:style style:name="P176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77" style:parent-style-name="Fuentedepárrafopredeter." style:family="text">
      <style:text-properties fo:color="#008080"/>
    </style:style>
    <style:style style:name="T178" style:parent-style-name="Fuentedepárrafopredeter." style:family="text">
      <style:text-properties fo:color="#008080"/>
    </style:style>
    <style:style style:name="P179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80" style:parent-style-name="Fuentedepárrafopredeter." style:family="text">
      <style:text-properties fo:color="#008080"/>
    </style:style>
    <style:style style:name="T181" style:parent-style-name="Fuentedepárrafopredeter." style:family="text">
      <style:text-properties fo:color="#008080"/>
    </style:style>
    <style:style style:name="T182" style:parent-style-name="Fuentedepárrafopredeter." style:family="text">
      <style:text-properties fo:color="#008080"/>
    </style:style>
    <style:style style:name="T183" style:parent-style-name="Fuentedepárrafopredeter." style:family="text">
      <style:text-properties fo:color="#000000"/>
    </style:style>
    <style:style style:name="P184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T185" style:parent-style-name="Fuentedepárrafopredeter." style:family="text">
      <style:text-properties fo:color="#008080"/>
    </style:style>
    <style:style style:name="T186" style:parent-style-name="Fuentedepárrafopredeter." style:family="text">
      <style:text-properties fo:color="#008080"/>
    </style:style>
    <style:style style:name="T187" style:parent-style-name="Fuentedepárrafopredeter." style:family="text">
      <style:text-properties fo:color="#000000"/>
    </style:style>
    <style:style style:name="P188" style:parent-style-name="Standard" style:family="paragraph">
      <style:paragraph-properties>
        <style:tab-stops>
          <style:tab-stop style:type="left" style:position="1.7395in"/>
          <style:tab-stop style:type="left" style:position="3.4479in"/>
        </style:tab-stops>
      </style:paragraph-properties>
    </style:style>
    <style:style style:name="P189" style:parent-style-name="Normal" style:family="paragraph">
      <style:paragraph-properties>
        <style:tab-stops>
          <style:tab-stop style:type="left" style:position="1.3854in"/>
        </style:tab-stops>
      </style:paragraph-properties>
    </style:style>
  </office:automatic-styles>
  <office:body>
    <office:text text:use-soft-page-breaks="true">
      <text:h text:style-name="P1" text:outline-level="2">Resumen de comandos Docker</text:h>
      <text:p text:style-name="Standard"/>
      <text:p text:style-name="Standard"><text:span text:style-name="T2">#systemctl status/start/stop/restart/stop docker<text:s/></text:span>SERVICIOS</text:p>
      <text:p text:style-name="Standard"><text:span text:style-name="T3">#/var/lib/docker<text:s/></text:span><text:span text:style-name="T4">FICHERO CONFIGURACIÓN</text:span></text:p>
      <text:p text:style-name="Standard"><text:span text:style-name="T5">#docker version<text:s/></text:span><text:span text:style-name="T6">versión</text:span></text:p>
      <text:p text:style-name="Standard"><text:span text:style-name="T7">#docker help<text:s/></text:span><text:span text:style-name="T8">ayuda de comandos docker</text:span></text:p>
      <text:p text:style-name="Standard"><text:span text:style-name="T9">#docker run --name<text:s/></text:span><text:span text:style-name="T10">nombreContenedor hello-world<text:s/></text:span><text:span text:style-name="T11">crear un contendor</text:span></text:p>
      <text:p text:style-name="Standard"><text:span text:style-name="T12">#docker run –d nginx<text:s/></text:span><text:span text:style-name="T13">crear un contenedor en segundo plano</text:span></text:p>
      <text:p text:style-name="Standard"><text:span text:style-name="T14">#docker run –name -it Ubuntu /bin/bash<text:s/></text:span><text:span text:style-name="T15">crear un contendor interactivo</text:span></text:p>
      <text:p text:style-name="Standard"><text:span text:style-name="T16">#docker rm $(docker ps -aq) –f<text:s/></text:span><text:span text:style-name="T17">forzar borrar todos los contenedores</text:span></text:p>
      <text:p text:style-name="Standard"><text:span text:style-name="T18">#docker ps<text:s/></text:span><text:span text:style-name="T19">m</text:span><text:span text:style-name="T20">uestra los contenedores</text:span></text:p>
      <text:p text:style-name="Standard"><text:span text:style-name="T21">#docker ps -a<text:s/></text:span><text:span text:style-name="T22">muestra los contenedores que están ejecutandose</text:span></text:p>
      <text:p text:style-name="Standard"><text:span text:style-name="T23">#docker run –p 81:80 httpd:latest<text:s/></text:span><text:span text:style-name="T24">crear un contenedor al que se le asigna el puerto 80 y el 81 en el host</text:span></text:p>
      <text:p text:style-name="Standard"><text:span text:style-name="T25">#netstat –Intu (o nte-tools)<text:s/></text:span><text:span text:style-name="T26">para ver los puertos abiertos</text:span></text:p>
      <text:p text:style-name="Standard"><text:span text:style-name="T27">#dock</text:span><text:span text:style-name="T28">er inspect<text:s/></text:span><text:span text:style-name="T29">obtener información</text:span></text:p>
      <text:p text:style-name="Standard"><text:span text:style-name="T30">#docker inspect ID|grep –i tcp<text:s/></text:span><text:span text:style-name="T31">para ver puertos abiertos en el contenedor</text:span></text:p>
      <text:p text:style-name="Standard"><text:span text:style-name="T32">#docker inspect ID|grep IPAd</text:span><text:s/><text:span text:style-name="T33">para ver ip del contenedor</text:span></text:p>
      <text:p text:style-name="Standard"><text:span text:style-name="T34">#docker exec –it nombreContenedor /bin/bash<text:s/></text:span><text:span text:style-name="T35">acceder a un contenedor</text:span></text:p>
      <text:p text:style-name="Standard"><text:span text:style-name="T36">#docker attach<text:s/></text:span><text:span text:style-name="T37">nombreContenedor<text:s/></text:span><text:span text:style-name="T38">acceder a un contenedor</text:span></text:p>
      <text:p text:style-name="Standard"><text:span text:style-name="T39">#docker start/stop/restart/<text:s/></text:span><text:span text:style-name="T40">iniciar, parar, resetear</text:span></text:p>
      <text:p text:style-name="Standard"><text:span text:style-name="T41">#cd /var/lib/docker/containers<text:s/></text:span><text:span text:style-name="T42">ver el tamaño de los contenedores</text:span></text:p>
      <text:p text:style-name="Standard"><text:span text:style-name="T43">#docker stats<text:s/></text:span><text:span text:style-name="T44">estadísticas</text:span></text:p>
      <text:p text:style-name="Standard"><text:span text:style-name="T45">#docker ps –s<text:s/></text:span><text:span text:style-name="T46">tamaño</text:span></text:p>
      <text:p text:style-name="P47">RED</text:p>
      <text:p text:style-name="Standard"><text:span text:style-name="T48">#docker network –help<text:s/></text:span><text:span text:style-name="T49">comandos del network.</text:span></text:p>
      <text:p text:style-name="Standard"><text:span text:style-name="T50">#docker network create red1<text:s/></text:span>crear una red</text:p>
      <text:p text:style-name="P51"># docker network create --help</text:p>
      <text:p text:style-name="P52">#docker network create –subnet 192.168.3.0/24 red2</text:p>
      <text:p text:style-name="Standard"><text:span text:style-name="T53">#docker network ls<text:s/></text:span>muestra las redes</text:p>
      <text:p text:style-name="Standard"><text:span text:style-name="T54">#docker network inspect bridge<text:s/></text:span>inspeccionar una red</text:p>
      <text:soft-page-break/>
      <text:p text:style-name="Standard"><text:span text:style-name="T55">#ip a<text:s/></text:span><text:span text:style-name="T56">información ip</text:span></text:p>
      <text:p text:style-name="Standard"><text:span text:style-name="T57">#nmcli con<text:s/></text:span>conexiones<text:s/>de nueva red</text:p>
      <text:p text:style-name="Standard"><text:span text:style-name="T58">#docker run -it --name mi-debian --network red1 debian<text:s/></text:span>Asociar a un contenedor una red en la creación</text:p>
      <text:p text:style-name="Standard"><text:span text:style-name="T59">#docker network connect red2 mi-debian<text:s/></text:span>Asociar a un contenedor una red en CALIENTE</text:p>
      <text:p text:style-name="Standard"><text:span text:style-name="T60">#docker network disconnect red2 mi-debian<text:s/></text:span>desconectar un contenedor de una red</text:p>
      <text:p text:style-name="P61">#docker inspect mi-debian |grep IPA<text:s/></text:p>
      <text:p text:style-name="Standard"><text:span text:style-name="T62"># docker inspect --format='{{.Config.ExposedPorts}}' mysql<text:s/></text:span><text:span text:style-name="T63">puertos por los que escucha</text:span></text:p>
      <text:p text:style-name="Standard"><text:span text:style-name="T64">#docker port ID<text:s/></text:span><text:span text:style-name="T65">puerto del contenedor</text:span></text:p>
      <text:p text:style-name="Standard"><text:span text:style-name="T66">#docker run -it --name mi-busybox-3 --link mi-busybox-1:busy-1 busybox<text:s/></text:span>Crear un enlace</text:p>
      <text:p text:style-name="P67">VOLUMENES</text:p>
      <text:p text:style-name="Standard"><text:span text:style-name="T68">#/vae/lib/docker/volumes/ID/_data<text:s/></text:span><text:span text:style-name="T69">ubicación volumenesdocker<text:s/></text:span></text:p>
      <text:p text:style-name="Standard"><text:span text:style-name="T70">#docker volumen ls<text:s/></text:span>mostrar volúmenes</text:p>
      <text:p text:style-name="Standard"><text:span text:style-name="T71">#docker volume inspect ID<text:s/></text:span>Más información del volumen</text:p>
      <text:p text:style-name="Standard"><text:span text:style-name="T72">#docker volume rm ID<text:s/></text:span>Borrar un volumen</text:p>
      <text:p text:style-name="Standard"><text:span text:style-name="T73">#docker volume prune<text:s/></text:span>Borrar todos los volúmenes que no se usen</text:p>
      <text:p text:style-name="Standard"><text:span text:style-name="T74">#docker run -it -v /datos --name mi-ubuntu ubuntu bash<text:s/></text:span><text:span text:style-name="T75">crear un contenedor con un volumen en la carpeta /datos</text:span></text:p>
      <text:p text:style-name="Standard"><text:span text:style-name="T76">#docker volume create volumen-1<text:s/></text:span>Crear un volumen independiente</text:p>
      <text:p text:style-name="Standard"><text:span text:style-name="T77">#docker run -it --name mi-ubuntu -v<text:s/></text:span><text:span text:style-name="T78">volumen-1:/datos ubuntu bash<text:s/></text:span>Asociamos el volumen a un contenedor</text:p>
      <text:p text:style-name="Standard"><text:span text:style-name="T79">#docker run -it --name mi-ubuntu-4 -v volumen-1:/datos:ro ubuntu bash</text:span><text:s/>Crear contenedor con un volumen en modo solo lectura</text:p>
      <text:p text:style-name="P80"><text:span text:style-name="T81">#docker diff mi-debian<text:s/></text:span>Para ver los cambios en un contenedor</text:p>
      <text:p text:style-name="P82">IMAGENES</text:p>
      <text:p text:style-name="P83"><text:span text:style-name="T84">#docker commit mi-debian debian-manolo<text:s/></text:span>Creamos la imagen de forma manual</text:p>
      <text:p text:style-name="P85"><text:span text:style-name="T86">#docker images<text:s/></text:span>mostrar imágenes</text:p>
      <text:p text:style-name="P87"><text:span text:style-name="T88">#docker rmi images ID -f<text:s/></text:span>Borrar imagen</text:p>
      <text:p text:style-name="P89"><text:span text:style-name="T90">#docker search nombre_imagen<text:s/></text:span>Buscar</text:p>
      <text:p text:style-name="P91"><text:span text:style-name="T92">#docker pull nombre_imagen<text:s/></text:span>bajar</text:p>
      <text:p text:style-name="P93"><text:span text:style-name="T94">#docker run -it mi-imagen:v1 bash<text:s/></text:span>Construimos un contenedor con esa imagen</text:p>
      <text:soft-page-break/>
      <text:p text:style-name="P95"><text:span text:style-name="T96">#docker build -t mftienda/cowsay:v1 .<text:s/></text:span>Creamos la imagen con el nombre de la cuenta de github (mftienda)</text:p>
      <text:p text:style-name="P97"><text:span text:style-name="T98">#docker image tag Nombre-Imagen:tag mftienda/Nombre-Imagen:tag<text:s/></text:span>Si ya tenemos la imagen creada, podemos cambiar<text:s/>el tag</text:p>
      <text:p text:style-name="P99">SUBIR IMAGEN GITHUB</text:p>
      <text:p text:style-name="P100">#docker login</text:p>
      <text:p text:style-name="P101"><text:span text:style-name="T102">#docker push mftienda/cowsay:v1<text:s/></text:span><text:span text:style-name="T103">subir imagen a github</text:span></text:p>
      <text:p text:style-name="P104"><text:span text:style-name="T105">#</text:span><text:s/><text:span text:style-name="T106">docker pull mftienda/cowsay:v1<text:s/></text:span>bajar imagen a github</text:p>
      <text:p text:style-name="P107">DOCKERFILE</text:p>
      <text:p text:style-name="P108"><text:span text:style-name="T109">vi Dockerfile<text:s/></text:span><text:span text:style-name="T110">crear archivo</text:span></text:p>
      <text:p text:style-name="P111"><text:span text:style-name="T112">FROM<text:s/></text:span>para descargar el sistema</text:p>
      <text:p text:style-name="P113"><text:span text:style-name="T114">RUN<text:s/></text:span>para ejecutar los comandos</text:p>
      <text:p text:style-name="P115"><text:span text:style-name="T116">#dock</text:span><text:span text:style-name="T117">er build -t mi-imagen:v1 .<text:s/></text:span>Construimos la imagen a partir del Dockerfile</text:p>
      <text:p text:style-name="P118"><text:span text:style-name="T119">#docker image history mi-imagen:v1<text:s/></text:span>Comprobamos las capas de esa imagen</text:p>
      <text:p text:style-name="P120"><text:span text:style-name="T121">#docker run -it --name c1 mi-image:v1 bash<text:s/></text:span>Creamos contenedor</text:p>
      <text:p text:style-name="P122">DOCKER COMPOSE</text:p>
      <text:p text:style-name="P123"><text:span text:style-name="T124">#curl -L "https://github.com/docker</text:span><text:span text:style-name="T125">/compose/releases/download/1.27.4/dockercompose-$(uname -s)-$(uname -m)" -o /usr/local/bin/docker-compose<text:s/></text:span>Instalar docker compose</text:p>
      <text:p text:style-name="P126"><text:span text:style-name="T127">#chmod +x /usr/local/bin/docker-compose<text:s/></text:span><text:span text:style-name="T128">le damos permiso al archivo</text:span></text:p>
      <text:p text:style-name="P129"><text:span text:style-name="T130">#docker-compose --version<text:s/></text:span>Comprobamos que está<text:s/>instalado</text:p>
      <text:p text:style-name="P131"><text:span text:style-name="T132"># vi docker-compose.yml<text:s/></text:span>Creamos el fichero</text:p>
      <text:p text:style-name="P133"><text:span text:style-name="T134">#docker-compose up -d<text:s/></text:span>lanzar en segundo plano</text:p>
      <text:p text:style-name="P135"><text:span text:style-name="T136">#docker compose ENTER<text:s/></text:span>Vemos todos los comandos<text:tab/></text:p>
      <text:p text:style-name="P137"><text:span text:style-name="T138">#docker-compose ps<text:s/></text:span>vemos los procesos</text:p>
      <text:p text:style-name="P139"><text:span text:style-name="T140">#docker-compose start<text:s/></text:span>iniciar</text:p>
      <text:p text:style-name="P141"><text:span text:style-name="T142">#docker-compose stop<text:s/></text:span><text:span text:style-name="T143">pararlo</text:span></text:p>
      <text:p text:style-name="P144"><text:span text:style-name="T145">#docker-comp</text:span><text:span text:style-name="T146">ose down<text:s/></text:span><text:span text:style-name="T147">eliminar contenedores y redes</text:span></text:p>
      <text:p text:style-name="P148">SERVIDOR WEB</text:p>
      <text:p text:style-name="P149">APACHE = apache2</text:p>
      <text:p text:style-name="P150">var/www/html</text:p>
      <text:p text:style-name="P151">usr/bin/apache2clt <text:s text:c="4"/>-D FOREGROUND</text:p>
      <text:p text:style-name="P152"><text:span text:style-name="T153">volumen<text:s/></text:span><text:span text:style-name="T154">var/www/html</text:span></text:p>
      <text:soft-page-break/>
      <text:p text:style-name="P155">SERVIDOR NGINX</text:p>
      <text:p text:style-name="P156"><text:s/>nginx</text:p>
      <text:p text:style-name="P157">usr/share/nginx/www</text:p>
      <text:p text:style-name="P158">usr/sbin/nginx -g daemon off</text:p>
      <text:p text:style-name="P159"><text:span text:style-name="T160">volumen<text:s/></text:span><text:span text:style-name="T161">usr/share/nginx/www</text:span></text:p>
      <text:p text:style-name="P162"/>
      <text:p text:style-name="P163">REGISTRY</text:p>
      <text:p text:style-name="P164">El puerto que utiliza por defecto es 5000</text:p>
      <text:p text:style-name="P165"><text:span text:style-name="T166">#docker pull registry<text:s/></text:span>Bajar imagen registry<text:span text:style-name="T167"><text:s/></text:span></text:p>
      <text:p text:style-name="P168"><text:span text:style-name="T169">#docker run -d -p 5000:5000 --name registro-1 registry<text:s/></text:span>Creamos un contenedor, registro-1 (Dpto Desarrollo), basado en esta imagen.</text:p>
      <text:p text:style-name="P170"><text:span text:style-name="T171">#docker<text:s/></text:span><text:span text:style-name="T172">tag debian localhost:5000/mi-debian<text:s/></text:span>creamos una imagen cambiando el nombre con el tag, debian es la imagen y lo demás el nombre de la imagen nuestra</text:p>
      <text:p text:style-name="P173"><text:span text:style-name="T174">#curl<text:s/></text:span><text:a xlink:href="http://localhost:5000/v2/_catalog" office:target-frame-name="_top" xlink:show="replace"><text:span text:style-name="T175">http://localhost:5000/v2/_catalog</text:span></text:a><text:s/>Ver imágenes</text:p>
      <text:p text:style-name="P176"><text:span text:style-name="T177">#do</text:span><text:span text:style-name="T178">cker pull localhost:5000/mi-hello<text:s/></text:span>Bajar imágenes</text:p>
      <text:p text:style-name="P179"><text:span text:style-name="T180">#chmod -R 777 /</text:span><text:span text:style-name="T181">home</text:span><text:span text:style-name="T182">/asir/plantilla/web<text:s/></text:span><text:span text:style-name="T183">dar permiso a la carpeta</text:span></text:p>
      <text:p text:style-name="P184"><text:span text:style-name="T185"># unzip /home/usuario/Descargas/06.-Práctica_web_volume.zip -d /root/docker/volumen/paginas</text:span><text:span text:style-name="T186"><text:s/></text:span><text:span text:style-name="T187">descomprimir el archivo de descargas en /root…</text:span></text:p>
      <text:p text:style-name="P188"/>
      <text:p text:style-name="P189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border-top="none" fo:border-left="none" fo:border-bottom="0.0069in solid #ED7D31" fo:border-right="none" fo:padding-top="0in" fo:padding-left="0in" fo:padding-bottom="0.0277in" fo:padding-right="0in" style:shadow="none" fo:margin-top="0.25in" fo:margin-bottom="0.0833in" fo:line-height="100%"/>
      <style:text-properties style:font-name="Calibri Light" fo:color="#262626"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833in" fo:margin-bottom="0in" fo:line-height="100%"/>
      <style:text-properties style:font-name="Calibri Light" fo:color="#ED7D31" fo:font-size="18pt" style:font-size-asian="18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555in" fo:margin-bottom="0in" fo:line-height="100%"/>
      <style:text-properties style:font-name="Calibri Light" fo:color="#C45911" fo:font-size="16pt" style:font-size-asian="16pt" style:font-size-complex="16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color="#833C0B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555in" fo:margin-bottom="0in" fo:line-height="100%"/>
      <style:text-properties style:font-name="Calibri Light" fo:color="#C45911" fo:font-size="12pt" style:font-size-asian="12pt" style:font-size-complex="12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color="#833C0B" fo:font-size="12pt" style:font-size-asian="12pt" style:font-size-complex="12pt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555in" fo:margin-bottom="0in" fo:line-height="100%"/>
      <style:text-properties style:font-name="Calibri Light" fo:font-weight="bold" style:font-weight-asian="bold" style:font-weight-complex="bold" fo:color="#833C0B" fo:font-size="11pt" style:font-size-asian="11pt" style:font-size-complex="11pt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555in" fo:margin-bottom="0in" fo:line-height="100%"/>
      <style:text-properties style:font-name="Calibri Light" fo:color="#833C0B" fo:font-size="11pt" style:font-size-asian="11pt" style:font-size-complex="11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color="#833C0B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Standard" style:next-style-name="Standard">
      <style:paragraph-properties fo:margin-bottom="0in" fo:line-height="100%"/>
      <style:text-properties style:font-name="Calibri Light" fo:color="#262626" fo:font-size="48pt" style:font-size-asian="48pt" style:font-size-complex="48pt" fo:hyphenate="false"/>
    </style:style>
    <style:style style:name="Subtítulo" style:display-name="Subtítulo" style:family="paragraph" style:parent-style-name="Standard" style:next-style-name="Standard">
      <style:paragraph-properties fo:margin-bottom="0.1666in"/>
      <style:text-properties fo:text-transform="uppercase" fo:color="#404040" fo:letter-spacing="0.0138in" fo:font-size="14pt" style:font-size-asian="14pt" style:font-size-complex="14pt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Cita" style:display-name="Cita" style:family="paragraph" style:parent-style-name="Standard" style:next-style-name="Standard">
      <style:paragraph-properties fo:text-align="center" fo:margin-top="0.1111in" fo:margin-left="0.5in" fo:margin-right="0.5in">
        <style:tab-stops/>
      </style:paragraph-properties>
      <style:text-properties style:font-name="Calibri Light" fo:color="#000000" fo:font-size="12pt" style:font-size-asian="12pt" style:font-size-complex="12pt" fo:hyphenate="false"/>
    </style:style>
    <style:style style:name="Citadestacada" style:display-name="Cita destacada" style:family="paragraph" style:parent-style-name="Standard" style:next-style-name="Standard">
      <style:paragraph-properties fo:border-top="0.0416in solid #ED7D31" fo:border-left="none" fo:border-bottom="none" fo:border-right="none" fo:padding-top="0.0555in" fo:padding-left="0in" fo:padding-bottom="0in" fo:padding-right="0in" style:shadow="none" fo:text-align="center" fo:margin-top="0.1666in" fo:margin-bottom="0.1666in" fo:line-height="100%" fo:margin-left="0.65in" fo:margin-right="0.65in">
        <style:tab-stops/>
      </style:paragraph-properties>
      <style:text-properties style:font-name="Calibri Light" fo:font-size="12pt" style:font-size-asian="12pt" style:font-size-complex="12pt" fo:hyphenate="false"/>
    </style:style>
    <style:style style:name="TítuloTDC" style:display-name="Título TDC" style:family="paragraph" style:parent-style-name="Título1" style:next-style-name="Standard" style:default-outline-level="1"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DejaVu Sans" style:font-name-complex="DejaVu Sans" fo:color="#26262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DejaVu Sans" style:font-name-complex="DejaVu Sans" fo:color="#ED7D31" fo:font-size="18pt" style:font-size-asian="18pt" style:font-size-complex="18pt"/>
    </style:style>
    <style:style style:name="Título3Car" style:display-name="Título 3 Car" style:family="text" style:parent-style-name="Fuentedepárrafopredeter.">
      <style:text-properties style:font-name="Calibri Light" style:font-name-asian="DejaVu Sans" style:font-name-complex="DejaVu Sans" fo:color="#C45911" fo:font-size="16pt" style:font-size-asian="16pt" style:font-size-complex="16pt"/>
    </style:style>
    <style:style style:name="Título4Car" style:display-name="Título 4 Car" style:family="text" style:parent-style-name="Fuentedepárrafopredeter.">
      <style:text-properties style:font-name="Calibri Light" style:font-name-asian="DejaVu Sans" style:font-name-complex="DejaVu Sans" fo:font-style="italic" style:font-style-asian="italic" style:font-style-complex="italic" fo:color="#833C0B" fo:font-size="14pt" style:font-size-asian="14pt" style:font-size-complex="14pt"/>
    </style:style>
    <style:style style:name="Título5Car" style:display-name="Título 5 Car" style:family="text" style:parent-style-name="Fuentedepárrafopredeter.">
      <style:text-properties style:font-name="Calibri Light" style:font-name-asian="DejaVu Sans" style:font-name-complex="DejaVu Sans" fo:color="#C45911" fo:font-size="12pt" style:font-size-asian="12pt" style:font-size-complex="12pt"/>
    </style:style>
    <style:style style:name="Título6Car" style:display-name="Título 6 Car" style:family="text" style:parent-style-name="Fuentedepárrafopredeter.">
      <style:text-properties style:font-name="Calibri Light" style:font-name-asian="DejaVu Sans" style:font-name-complex="DejaVu Sans" fo:font-style="italic" style:font-style-asian="italic" style:font-style-complex="italic" fo:color="#833C0B" fo:font-size="12pt" style:font-size-asian="12pt" style:font-size-complex="12pt"/>
    </style:style>
    <style:style style:name="Título7Car" style:display-name="Título 7 Car" style:family="text" style:parent-style-name="Fuentedepárrafopredeter.">
      <style:text-properties style:font-name="Calibri Light" style:font-name-asian="DejaVu Sans" style:font-name-complex="DejaVu Sans" fo:font-weight="bold" style:font-weight-asian="bold" style:font-weight-complex="bold" fo:color="#833C0B" fo:font-size="11pt" style:font-size-asian="11pt" style:font-size-complex="11pt"/>
    </style:style>
    <style:style style:name="Título8Car" style:display-name="Título 8 Car" style:family="text" style:parent-style-name="Fuentedepárrafopredeter.">
      <style:text-properties style:font-name="Calibri Light" style:font-name-asian="DejaVu Sans" style:font-name-complex="DejaVu Sans" fo:color="#833C0B" fo:font-size="11pt" style:font-size-asian="11pt" style:font-size-complex="11pt"/>
    </style:style>
    <style:style style:name="Título9Car" style:display-name="Título 9 Car" style:family="text" style:parent-style-name="Fuentedepárrafopredeter.">
      <style:text-properties style:font-name="Calibri Light" style:font-name-asian="DejaVu Sans" style:font-name-complex="DejaVu Sans" fo:font-style="italic" style:font-style-asian="italic" style:font-style-complex="italic" fo:color="#833C0B" fo:font-size="11pt" style:font-size-asian="11pt" style:font-size-complex="11pt"/>
    </style:style>
    <style:style style:name="TítuloCar" style:display-name="Título Car" style:family="text" style:parent-style-name="Fuentedepárrafopredeter.">
      <style:text-properties style:font-name="Calibri Light" style:font-name-asian="DejaVu Sans" style:font-name-complex="DejaVu Sans" fo:color="#262626" fo:font-size="48pt" style:font-size-asian="48pt" style:font-size-complex="48pt"/>
    </style:style>
    <style:style style:name="SubtítuloCar" style:display-name="Subtítulo Car" style:family="text" style:parent-style-name="Fuentedepárrafopredeter.">
      <style:text-properties fo:text-transform="uppercase" fo:color="#404040" fo:letter-spacing="0.0138in" fo:font-size="14pt" style:font-size-asian="14pt" style:font-size-complex="14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 fo:color="#000000"/>
    </style:style>
    <style:style style:name="CitaCar" style:display-name="Cita Car" style:family="text" style:parent-style-name="Fuentedepárrafopredeter.">
      <style:text-properties style:font-name="Calibri Light" style:font-name-asian="DejaVu Sans" style:font-name-complex="DejaVu Sans" fo:color="#000000" fo:font-size="12pt" style:font-size-asian="12pt" style:font-size-complex="12pt"/>
    </style:style>
    <style:style style:name="CitadestacadaCar" style:display-name="Cita destacada Car" style:family="text" style:parent-style-name="Fuentedepárrafopredeter.">
      <style:text-properties style:font-name="Calibri Light" style:font-name-asian="DejaVu Sans" style:font-name-complex="DejaVu Sans" fo:font-size="12pt" style:font-size-asian="12pt" style:font-size-complex="12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595959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text-transform="none" fo:font-variant="normal" style:text-line-through-type="none" fo:color="#ED7D31"/>
    </style:style>
    <style:style style:name="Referenciasutil" style:display-name="Referencia sutil" style:family="text" style:parent-style-name="Fuentedepárrafopredeter.">
      <style:text-properties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style:use-window-font-color="true" fo:letter-spacing="normal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normal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ir</meta:initial-creator>
    <dc:creator>ana salas</dc:creator>
    <meta:creation-date>2020-11-24T10:58:00Z</meta:creation-date>
    <dc:date>2020-12-01T15:46:00Z</dc:date>
    <meta:print-date>2020-11-30T12:58:00Z</meta:print-date>
    <meta:template xlink:href="Normal.dotm" xlink:type="simple"/>
    <meta:editing-cycles>21</meta:editing-cycles>
    <meta:editing-duration>PT417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0" meta:word-count="805" meta:character-count="5225" meta:row-count="36" meta:non-whitespace-character-count="4430"/>
  </office:meta>
</office:document-meta>
</file>